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88cc" officeooo:paragraph-rsid="004688c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7fa6c" officeooo:paragraph-rsid="0057fa6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6532d9" officeooo:paragraph-rsid="006532d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fo:font-weight="normal" officeooo:rsid="006532d9" officeooo:paragraph-rsid="003148d5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fa6c" officeooo:paragraph-rsid="0057fa6c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78f2" officeooo:paragraph-rsid="0057fa6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78f2" officeooo:paragraph-rsid="006178f2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747cc" officeooo:paragraph-rsid="004747c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1150" officeooo:paragraph-rsid="004688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" fo:font-size="12pt" fo:font-weight="normal" officeooo:rsid="006532d9" officeooo:paragraph-rsid="006532d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4688cc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e3db5"/>
    </style:style>
    <style:style style:name="P15" style:family="paragraph" style:parent-style-name="Standard">
      <style:paragraph-properties fo:text-align="start" style:justify-single-word="false"/>
      <style:text-properties officeooo:paragraph-rsid="00675cc4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5cc4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5cc4" style:font-weight-asian="bold" style:font-weight-complex="bold"/>
    </style:style>
    <style:style style:name="T1" style:family="text">
      <style:text-properties style:font-name="DejaVu Sans Condensed" fo:font-size="12pt" fo:font-weight="normal" officeooo:rsid="004e3db5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404b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88c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0115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9076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7219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e3db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2b67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32d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5779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officeooo:rsid="00401150" style:font-size-asian="12pt" style:font-size-complex="12pt"/>
    </style:style>
    <style:style style:name="T13" style:family="text">
      <style:text-properties style:font-name="DejaVu Sans Condensed" fo:font-size="12pt" officeooo:rsid="004747cc" style:font-size-asian="12pt" style:font-size-complex="12pt"/>
    </style:style>
    <style:style style:name="T14" style:family="text">
      <style:text-properties style:font-name="DejaVu Sans Condensed" fo:font-size="12pt" officeooo:rsid="004e3db5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747cc" style:font-weight-asian="bold" style:font-weight-complex="bold"/>
    </style:style>
    <style:style style:name="T17" style:family="text">
      <style:text-properties officeooo:rsid="004688cc"/>
    </style:style>
    <style:style style:name="T18" style:family="text">
      <style:text-properties officeooo:rsid="004747cc"/>
    </style:style>
    <style:style style:name="T19" style:family="text">
      <style:text-properties officeooo:rsid="006178f2"/>
    </style:style>
    <style:style style:name="T20" style:family="text">
      <style:text-properties officeooo:rsid="0062201f"/>
    </style:style>
    <style:style style:name="T2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21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C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5"><text:span text:style-name="T3">3</text:span><text:span text:style-name="T7">0</text:span><text:span text:style-name="T11">1</text:span><text:span text:style-name="T2"> - </text:span><text:span text:style-name="T3">Flight - </text:span><text:span text:style-name="T9">Anti-ice System</text:span><text:span text:style-name="T3">, </text:span><text:span text:style-name="T6">Countermeasures</text:span><text:span text:style-name="T10">, Vuichard</text:span></text:p>
      <text:p text:style-name="P1"/>
      <text:p text:style-name="P3">Anti-Ice system</text:p>
      <text:list text:style-name="L1">
        <text:list-item>
          <text:p text:style-name="P7">When all switches on anti-ice panel are off, system is in automatic mode.</text:p>
          <text:list>
            <text:list-item>
              <text:p text:style-name="P8">To force on manually, turn on all switches except right-most one.</text:p>
            </text:list-item>
          </text:list>
        </text:list-item>
        <text:list-item>
          <text:p text:style-name="P7">If icing is detected, right engine de-icing will begin automatically, and right-hand column of green lights under the panel will illuminate.</text:p>
        </text:list-item>
        <text:list-item>
          <text:p text:style-name="P7"><text:span text:style-name="T19">When right engine is stable, y</text:span>ou must manually enable de-icing for left engine by switching the left engine switch from AUTO to MAN (up).</text:p>
        </text:list-item>
        <text:list-item>
          <text:p text:style-name="P9">Due to bleed-air use, <text:span text:style-name="T15">anti-icing reduces engine power by about 9% when active</text:span>. <text:s/>Dust protection and IR filters also reduce power but only by about 2-3%<text:span text:style-name="T20"> each</text:span>.</text:p>
        </text:list-item>
      </text:list>
      <text:p text:style-name="P5"/>
      <text:p text:style-name="P2">UV-26 Countermeasures system</text:p>
      <text:list xml:id="list1254478843" text:style-name="L2">
        <text:list-item>
          <text:p text:style-name="P10"><text:span text:style-name="T15">Left switch</text:span> sets dispenser sides (left/both/right). <text:s/><text:span text:style-name="T17">Lights on display indicate selected side(s).</text:span></text:p>
        </text:list-item>
        <text:list-item>
          <text:p text:style-name="P10"><text:span text:style-name="T15">Right switch</text:span> toggles between showing number of flares remaining, and flare program.</text:p>
        </text:list-item>
        <text:list-item>
          <text:p text:style-name="P10">In flare program mode, display shows current program:</text:p>
        </text:list-item>
      </text:list>
      <text:list text:style-name="L3">
        <text:list-item>
          <text:list>
            <text:list-item>
              <text:p text:style-name="P13"><text:span text:style-name="T12">1st number: Number of </text:span><text:span text:style-name="T13">dispensing pulses</text:span></text:p>
            </text:list-item>
            <text:list-item>
              <text:p text:style-name="P13"><text:span text:style-name="T12">2nd number: Number of flares per </text:span><text:span text:style-name="T13">pulse</text:span></text:p>
            </text:list-item>
            <text:list-item>
              <text:p text:style-name="P13"><text:span text:style-name="T12">3rd number: Number of seconds between </text:span><text:span text:style-name="T13">pulses</text:span></text:p>
            </text:list-item>
          </text:list>
        </text:list-item>
      </text:list>
      <text:list xml:id="list182406220083995" text:continue-list="list1254478843" text:style-name="L2">
        <text:list-item>
          <text:p text:style-name="P14"><text:span text:style-name="T12">Press </text:span><text:span text:style-name="T4">NUM</text:span><text:span text:style-name="T8"> </text:span><text:span text:style-name="T5">(upper left)</text:span><text:span text:style-name="T8">, SEQ </text:span><text:span text:style-name="T5">(middle left)</text:span><text:span text:style-name="T8">, and INT </text:span><text:span text:style-name="T5">(upper right)</text:span><text:span text:style-name="T1"> buttons</text:span><text:span text:style-name="T12"> to increment 1st</text:span><text:span text:style-name="T14">, 2nd, and 3rd numbers respectively</text:span><text:span text:style-name="T12"> (number in parens</text:span><text:span text:style-name="T14"> on button</text:span><text:span text:style-name="T12"> indicates actual number dispensed, </text:span><text:span text:style-name="T13">e.g. 5=12 flares dispensed</text:span><text:span text:style-name="T14">, 7=0.25 seconds between pulses</text:span><text:span text:style-name="T12">)</text:span></text:p>
        </text:list-item>
        <text:list-item>
          <text:p text:style-name="P11">Press <text:span text:style-name="T15">RESET PROG</text:span> button <text:span text:style-name="T18">(</text:span><text:span text:style-name="T16">middle right</text:span><text:span text:style-name="T18">)</text:span> to reset to default values (110).</text:p>
        </text:list-item>
      </text:list>
      <text:p text:style-name="P6"/>
      <text:p text:style-name="P4">Vuichard Recovery Technique for clockwise rotor</text:p>
      <text:list text:style-name="L4">
        <text:list-item>
          <text:p text:style-name="P12">Full right pedal (power pedal).</text:p>
        </text:list-item>
        <text:list-item>
          <text:p text:style-name="P12">Left cyclic for 15-20 deg bank.</text:p>
        </text:list-item>
        <text:list-item>
          <text:p text:style-name="P12">Raise collective slow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4:04.649000000</dc:date>
    <meta:editing-duration>PT11H6M38S</meta:editing-duration>
    <meta:editing-cycles>6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6" meta:word-count="264" meta:character-count="1567" meta:non-whitespace-character-count="1343"/>
  </office:meta>
</office:document-meta>
</file>